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311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1.578in"/>
    </style:style>
    <style:style style:name="co4" style:family="table-column">
      <style:table-column-properties fo:break-before="auto" style:column-width="0.8272in"/>
    </style:style>
    <style:style style:name="co5" style:family="table-column">
      <style:table-column-properties fo:break-before="auto" style:column-width="0.6201in"/>
    </style:style>
    <style:style style:name="co6" style:family="table-column">
      <style:table-column-properties fo:break-before="auto" style:column-width="1.251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1.7083in"/>
    </style:style>
    <style:style style:name="co9" style:family="table-column">
      <style:table-column-properties fo:break-before="auto" style:column-width="2.0264in"/>
    </style:style>
    <style:style style:name="co10" style:family="table-column">
      <style:table-column-properties fo:break-before="auto" style:column-width="2.0134in"/>
    </style:style>
    <style:style style:name="co11" style:family="table-column">
      <style:table-column-properties fo:break-before="auto" style:column-width="2.0571in"/>
    </style:style>
    <style:style style:name="co12" style:family="table-column">
      <style:table-column-properties fo:break-before="auto" style:column-width="1.2626in"/>
    </style:style>
    <style:style style:name="co13" style:family="table-column">
      <style:table-column-properties fo:break-before="auto" style:column-width="1.3709in"/>
    </style:style>
    <style:style style:name="co14" style:family="table-column">
      <style:table-column-properties fo:break-before="auto" style:column-width="1.0882in"/>
    </style:style>
    <style:style style:name="co15" style:family="table-column">
      <style:table-column-properties fo:break-before="auto" style:column-width="1.1319in"/>
    </style:style>
    <style:style style:name="co16" style:family="table-column">
      <style:table-column-properties fo:break-before="auto" style:column-width="6.5957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9043in"/>
    </style:style>
    <style:style style:name="co19" style:family="table-column">
      <style:table-column-properties fo:break-before="auto" style:column-width="6.33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2"/>
    <style:style style:name="ce5" style:family="table-cell" style:parent-style-name="Default" style:data-style-name="N5"/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column table:style-name="co10" table:number-columns-repeated="2" table:default-cell-style-name="ce3"/>
        <table:table-column table:style-name="co11" table:default-cell-style-name="ce3"/>
        <table:table-column table:style-name="co8" table:default-cell-style-name="ce3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7" table:default-cell-style-name="ce4"/>
        <table:table-column table:style-name="co17" table:default-cell-style-name="ce6"/>
        <table:table-column table:style-name="co17" table:default-cell-style-name="Default"/>
        <table:table-row table:style-name="ro1">
          <table:table-cell table:style-name="ce1" office:value-type="string" calcext:value-type="string">
            <text:p>SPG_DT_CMP</text:p>
          </table:table-cell>
          <table:table-cell/>
          <table:table-cell table:formula="of:=LEN([.C3])" office:value-type="float" office:value="0" calcext:value-type="float">
            <text:p>0</text:p>
          </table:table-cell>
          <table:table-cell table:style-name="ce2"/>
          <table:table-cell table:number-columns-repeated="10"/>
          <table:table-cell table:formula="of:=LEN([.O3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estcla</text:p>
          </table:table-cell>
          <table:table-cell office:value-type="string" calcext:value-type="string">
            <text:p>codestpro1</text:p>
          </table:table-cell>
          <table:table-cell office:value-type="string" calcext:value-type="string">
            <text:p>codestpro2</text:p>
          </table:table-cell>
          <table:table-cell office:value-type="string" calcext:value-type="string">
            <text:p>codestpro3</text:p>
          </table:table-cell>
          <table:table-cell office:value-type="string" calcext:value-type="string">
            <text:p>codestpro4</text:p>
          </table:table-cell>
          <table:table-cell office:value-type="string" calcext:value-type="string">
            <text:p>codestpro5</text:p>
          </table:table-cell>
          <table:table-cell office:value-type="string" calcext:value-type="string">
            <text:p>spg_cuenta</text:p>
          </table:table-cell>
          <table:table-cell office:value-type="string" calcext:value-type="string">
            <text:p>procede_doc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operaci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descripcion</text:p>
          </table:table-cell>
          <table:table-cell/>
          <table:table-cell office:value-type="string" calcext:value-type="string">
            <text:p>monto</text:p>
          </table:table-cell>
          <table:table-cell office:value-type="string" calcext:value-type="string">
            <text:p>orden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])" office:value-type="string" office:string-value="0000000000000000000002000" calcext:value-type="string">
            <text:p>0000000000000000000002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]" office:value-type="string" office:string-value="SPGCMP" calcext:value-type="string">
            <text:p>SPGCMP</text:p>
          </table:table-cell>
          <table:table-cell table:formula="of:=[.C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OVISION PRESTACIONES SOCIALES DICIEMBRE DIARIA 2014</text:p>
          </table:table-cell>
          <table:table-cell office:value-type="string" calcext:value-type="string">
            <text:p>2000</text:p>
          </table:table-cell>
          <table:table-cell table:style-name="Default" office:value-type="float" office:value="42903.18" calcext:value-type="float">
            <text:p>42903.18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])" office:value-type="string" office:string-value="0000000000000000000002001" calcext:value-type="string">
            <text:p>00000000000000000000020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PRESTACIONES SOCIALES DICIEMBRE DIARIA 2014</text:p>
          </table:table-cell>
          <table:table-cell office:value-type="string" calcext:value-type="string">
            <text:p>2001</text:p>
          </table:table-cell>
          <table:table-cell table:style-name="Default"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])" office:value-type="string" office:string-value="0000000000000000000002002" calcext:value-type="string">
            <text:p>00000000000000000000020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PRESTACIONES SOCIALES DICIEMBRE DIARIA 2014</text:p>
          </table:table-cell>
          <table:table-cell office:value-type="string" calcext:value-type="string">
            <text:p>2002</text:p>
          </table:table-cell>
          <table:table-cell table:style-name="Default" office:value-type="float" office:value="836519.54" calcext:value-type="float">
            <text:p>836519.54</text:p>
          </table:table-cell>
          <table:table-cell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])" office:value-type="string" office:string-value="0000000000000000000002003" calcext:value-type="string">
            <text:p>00000000000000000000020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PRESTACIONES SOCIALES DICIEMBRE DIARIA 2014</text:p>
          </table:table-cell>
          <table:table-cell office:value-type="string" calcext:value-type="string">
            <text:p>2003</text:p>
          </table:table-cell>
          <table:table-cell table:style-name="Default" office:value-type="float" office:value="19069.22" calcext:value-type="float">
            <text:p>19069.22</text:p>
          </table:table-cell>
          <table:table-cell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])" office:value-type="string" office:string-value="0000000000000000000002004" calcext:value-type="string">
            <text:p>00000000000000000000020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PRESTACIONES SOCIALES DICIEMBRE DIARIA 2014</text:p>
          </table:table-cell>
          <table:table-cell office:value-type="string" calcext:value-type="string">
            <text:p>2004</text:p>
          </table:table-cell>
          <table:table-cell table:style-name="Default" office:value-type="float" office:value="236839.44" calcext:value-type="float">
            <text:p>236839.44</text:p>
          </table:table-cell>
          <table:table-cell office:value-type="float" office:value="5" calcext:value-type="float">
            <text:p>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])" office:value-type="string" office:string-value="0000000000000000000002400" calcext:value-type="string">
            <text:p>00000000000000000000024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PRESTACIONES SOCIALES DICIEMBRE DIARIA 2014</text:p>
          </table:table-cell>
          <table:table-cell office:value-type="string" calcext:value-type="string">
            <text:p>2400</text:p>
          </table:table-cell>
          <table:table-cell table:style-name="Default" office:value-type="float" office:value="2330.25" calcext:value-type="float">
            <text:p>2330.25</text:p>
          </table:table-cell>
          <table:table-cell office:value-type="float" office:value="6" calcext:value-type="float">
            <text:p>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])" office:value-type="string" office:string-value="0000000000000000000002402" calcext:value-type="string">
            <text:p>00000000000000000000024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PRESTACIONES SOCIALES DICIEMBRE DIARIA 2014</text:p>
          </table:table-cell>
          <table:table-cell office:value-type="string" calcext:value-type="string">
            <text:p>2402</text:p>
          </table:table-cell>
          <table:table-cell table:style-name="Default" office:value-type="float" office:value="79786.34" calcext:value-type="float">
            <text:p>79786.34</text:p>
          </table:table-cell>
          <table:table-cell office:value-type="float" office:value="7" calcext:value-type="float">
            <text:p>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])" office:value-type="string" office:string-value="0000000000000000000002701" calcext:value-type="string">
            <text:p>00000000000000000000027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PRESTACIONES SOCIALES DICIEMBRE DIARIA 2014</text:p>
          </table:table-cell>
          <table:table-cell office:value-type="string" calcext:value-type="string">
            <text:p>2701</text:p>
          </table:table-cell>
          <table:table-cell table:style-name="Default" office:value-type="float" office:value="5322.87" calcext:value-type="float">
            <text:p>5322.87</text:p>
          </table:table-cell>
          <table:table-cell office:value-type="float" office:value="8" calcext:value-type="float">
            <text:p>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])" office:value-type="string" office:string-value="0000000000000000000002802" calcext:value-type="string">
            <text:p>00000000000000000000028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PRESTACIONES SOCIALES DICIEMBRE DIARIA 2014</text:p>
          </table:table-cell>
          <table:table-cell office:value-type="string" calcext:value-type="string">
            <text:p>2802</text:p>
          </table:table-cell>
          <table:table-cell table:style-name="Default" office:value-type="float" office:value="7462.43" calcext:value-type="float">
            <text:p>7462.43</text:p>
          </table:table-cell>
          <table:table-cell office:value-type="float" office:value="9" calcext:value-type="float">
            <text:p>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])" office:value-type="string" office:string-value="0000000000000000000002808" calcext:value-type="string">
            <text:p>0000000000000000000002808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PRESTACIONES SOCIALES DICIEMBRE DIARIA 2014</text:p>
          </table:table-cell>
          <table:table-cell office:value-type="string" calcext:value-type="string">
            <text:p>2808</text:p>
          </table:table-cell>
          <table:table-cell table:style-name="Default" office:value-type="float" office:value="2037.16" calcext:value-type="float">
            <text:p>2037.16</text:p>
          </table:table-cell>
          <table:table-cell office:value-type="float" office:value="10" calcext:value-type="float">
            <text:p>1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3])" office:value-type="string" office:string-value="0000000000000000000002900" calcext:value-type="string">
            <text:p>00000000000000000000029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PRESTACIONES SOCIALES DICIEMBRE DIARIA 2014</text:p>
          </table:table-cell>
          <table:table-cell office:value-type="string" calcext:value-type="string">
            <text:p>2900</text:p>
          </table:table-cell>
          <table:table-cell table:style-name="Default" office:value-type="float" office:value="50673.56" calcext:value-type="float">
            <text:p>50673.56</text:p>
          </table:table-cell>
          <table:table-cell office:value-type="float" office:value="11" calcext:value-type="float">
            <text:p>1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4])" office:value-type="string" office:string-value="0000000000000000000002901" calcext:value-type="string">
            <text:p>00000000000000000000029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PRESTACIONES SOCIALES DICIEMBRE DIARIA 2014</text:p>
          </table:table-cell>
          <table:table-cell office:value-type="string" calcext:value-type="string">
            <text:p>2901</text:p>
          </table:table-cell>
          <table:table-cell table:style-name="Default" office:value-type="float" office:value="158814.23" calcext:value-type="float">
            <text:p>158814.23</text:p>
          </table:table-cell>
          <table:table-cell office:value-type="float" office:value="12" calcext:value-type="float">
            <text:p>1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5])" office:value-type="string" office:string-value="0000000000000000000002902" calcext:value-type="string">
            <text:p>00000000000000000000029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PRESTACIONES SOCIALES DICIEMBRE DIARIA 2014</text:p>
          </table:table-cell>
          <table:table-cell office:value-type="string" calcext:value-type="string">
            <text:p>2902</text:p>
          </table:table-cell>
          <table:table-cell table:style-name="Default" office:value-type="float" office:value="26630.31" calcext:value-type="float">
            <text:p>26630.31</text:p>
          </table:table-cell>
          <table:table-cell office:value-type="float" office:value="13" calcext:value-type="float">
            <text:p>1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6])" office:value-type="string" office:string-value="0000000000000000000002903" calcext:value-type="string">
            <text:p>00000000000000000000029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PRESTACIONES SOCIALES DICIEMBRE DIARIA 2014</text:p>
          </table:table-cell>
          <table:table-cell office:value-type="string" calcext:value-type="string">
            <text:p>2903</text:p>
          </table:table-cell>
          <table:table-cell table:style-name="Default" office:value-type="float" office:value="34712.43" calcext:value-type="float">
            <text:p>34712.43</text:p>
          </table:table-cell>
          <table:table-cell office:value-type="float" office:value="14" calcext:value-type="float">
            <text:p>1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7])" office:value-type="string" office:string-value="0000000000000000000002904" calcext:value-type="string">
            <text:p>00000000000000000000029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PRESTACIONES SOCIALES DICIEMBRE DIARIA 2014</text:p>
          </table:table-cell>
          <table:table-cell office:value-type="string" calcext:value-type="string">
            <text:p>2904</text:p>
          </table:table-cell>
          <table:table-cell table:style-name="Default" office:value-type="float" office:value="19839.63" calcext:value-type="float">
            <text:p>19839.63</text:p>
          </table:table-cell>
          <table:table-cell office:value-type="float" office:value="15" calcext:value-type="float">
            <text:p>1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8])" office:value-type="string" office:string-value="0000000000000000000002906" calcext:value-type="string">
            <text:p>00000000000000000000029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PRESTACIONES SOCIALES DICIEMBRE DIARIA 2014</text:p>
          </table:table-cell>
          <table:table-cell office:value-type="string" calcext:value-type="string">
            <text:p>2906</text:p>
          </table:table-cell>
          <table:table-cell table:style-name="Default" office:value-type="float" office:value="17982.17" calcext:value-type="float">
            <text:p>17982.17</text:p>
          </table:table-cell>
          <table:table-cell office:value-type="float" office:value="16" calcext:value-type="float">
            <text:p>1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9])" office:value-type="string" office:string-value="0000000000000000000003102" calcext:value-type="string">
            <text:p>00000000000000000000031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PRESTACIONES SOCIALES DICIEMBRE DIARIA 2014</text:p>
          </table:table-cell>
          <table:table-cell office:value-type="string" calcext:value-type="string">
            <text:p>3102</text:p>
          </table:table-cell>
          <table:table-cell table:style-name="Default" office:value-type="float" office:value="42452.25" calcext:value-type="float">
            <text:p>42452.25</text:p>
          </table:table-cell>
          <table:table-cell office:value-type="float" office:value="17" calcext:value-type="float">
            <text:p>1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0])" office:value-type="string" office:string-value="0000000000000000000003200" calcext:value-type="string">
            <text:p>00000000000000000000032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PRESTACIONES SOCIALES DICIEMBRE DIARIA 2014</text:p>
          </table:table-cell>
          <table:table-cell office:value-type="string" calcext:value-type="string">
            <text:p>3200</text:p>
          </table:table-cell>
          <table:table-cell table:style-name="Default" office:value-type="float" office:value="4828.6" calcext:value-type="float">
            <text:p>4828.6</text:p>
          </table:table-cell>
          <table:table-cell office:value-type="float" office:value="18" calcext:value-type="float">
            <text:p>1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1])" office:value-type="string" office:string-value="0000000000000000000003201" calcext:value-type="string">
            <text:p>0000000000000000000003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PRESTACIONES SOCIALES DICIEMBRE DIARIA 2014</text:p>
          </table:table-cell>
          <table:table-cell office:value-type="string" calcext:value-type="string">
            <text:p>3201</text:p>
          </table:table-cell>
          <table:table-cell table:style-name="Default" office:value-type="float" office:value="783236.29" calcext:value-type="float">
            <text:p>783236.29</text:p>
          </table:table-cell>
          <table:table-cell office:value-type="float" office:value="19" calcext:value-type="float">
            <text:p>1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2])" office:value-type="string" office:string-value="0000000000000000000003302" calcext:value-type="string">
            <text:p>00000000000000000000033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PRESTACIONES SOCIALES DICIEMBRE DIARIA 2014</text:p>
          </table:table-cell>
          <table:table-cell office:value-type="string" calcext:value-type="string">
            <text:p>3302</text:p>
          </table:table-cell>
          <table:table-cell table:style-name="Default" office:value-type="float" office:value="28975.58" calcext:value-type="float">
            <text:p>28975.58</text:p>
          </table:table-cell>
          <table:table-cell office:value-type="float" office:value="20" calcext:value-type="float">
            <text:p>2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3])" office:value-type="string" office:string-value="0000000000000000000003303" calcext:value-type="string">
            <text:p>00000000000000000000033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PRESTACIONES SOCIALES DICIEMBRE DIARIA 2014</text:p>
          </table:table-cell>
          <table:table-cell office:value-type="string" calcext:value-type="string">
            <text:p>3303</text:p>
          </table:table-cell>
          <table:table-cell table:style-name="Default" office:value-type="float" office:value="5778.04" calcext:value-type="float">
            <text:p>5778.04</text:p>
          </table:table-cell>
          <table:table-cell office:value-type="float" office:value="21" calcext:value-type="float">
            <text:p>2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4])" office:value-type="string" office:string-value="0000000000000000000003304" calcext:value-type="string">
            <text:p>00000000000000000000033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PRESTACIONES SOCIALES DICIEMBRE DIARIA 2014</text:p>
          </table:table-cell>
          <table:table-cell office:value-type="string" calcext:value-type="string">
            <text:p>3304</text:p>
          </table:table-cell>
          <table:table-cell table:style-name="Default" office:value-type="float" office:value="62367.26" calcext:value-type="float">
            <text:p>62367.26</text:p>
          </table:table-cell>
          <table:table-cell office:value-type="float" office:value="22" calcext:value-type="float">
            <text:p>2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5])" office:value-type="string" office:string-value="0000000000000000000003601" calcext:value-type="string">
            <text:p>00000000000000000000036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PRESTACIONES SOCIALES DICIEMBRE DIARIA 2014</text:p>
          </table:table-cell>
          <table:table-cell office:value-type="string" calcext:value-type="string">
            <text:p>3601</text:p>
          </table:table-cell>
          <table:table-cell table:style-name="Default" office:value-type="float" office:value="93536.35" calcext:value-type="float">
            <text:p>93536.35</text:p>
          </table:table-cell>
          <table:table-cell office:value-type="float" office:value="23" calcext:value-type="float">
            <text:p>2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6])" office:value-type="string" office:string-value="0000000000000000000003602" calcext:value-type="string">
            <text:p>00000000000000000000036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PRESTACIONES SOCIALES DICIEMBRE DIARIA 2014</text:p>
          </table:table-cell>
          <table:table-cell office:value-type="string" calcext:value-type="string">
            <text:p>3602</text:p>
          </table:table-cell>
          <table:table-cell table:style-name="Default" office:value-type="float" office:value="25210.44" calcext:value-type="float">
            <text:p>25210.44</text:p>
          </table:table-cell>
          <table:table-cell office:value-type="float" office:value="24" calcext:value-type="float">
            <text:p>2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7])" office:value-type="string" office:string-value="0000000000000000000003701" calcext:value-type="string">
            <text:p>00000000000000000000037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PRESTACIONES SOCIALES DICIEMBRE DIARIA 2014</text:p>
          </table:table-cell>
          <table:table-cell office:value-type="string" calcext:value-type="string">
            <text:p>3701</text:p>
          </table:table-cell>
          <table:table-cell table:style-name="Default" office:value-type="float" office:value="15763.96" calcext:value-type="float">
            <text:p>15763.96</text:p>
          </table:table-cell>
          <table:table-cell office:value-type="float" office:value="25" calcext:value-type="float">
            <text:p>2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8])" office:value-type="string" office:string-value="0000000000000000000003801" calcext:value-type="string">
            <text:p>00000000000000000000038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PRESTACIONES SOCIALES DICIEMBRE DIARIA 2014</text:p>
          </table:table-cell>
          <table:table-cell office:value-type="string" calcext:value-type="string">
            <text:p>3801</text:p>
          </table:table-cell>
          <table:table-cell table:style-name="Default" office:value-type="float" office:value="175653.95" calcext:value-type="float">
            <text:p>175653.95</text:p>
          </table:table-cell>
          <table:table-cell office:value-type="float" office:value="26" calcext:value-type="float">
            <text:p>2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9])" office:value-type="string" office:string-value="0000000000000000000003802" calcext:value-type="string">
            <text:p>00000000000000000000038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PRESTACIONES SOCIALES DICIEMBRE DIARIA 2014</text:p>
          </table:table-cell>
          <table:table-cell office:value-type="string" calcext:value-type="string">
            <text:p>3802</text:p>
          </table:table-cell>
          <table:table-cell table:style-name="Default" office:value-type="float" office:value="54404.09" calcext:value-type="float">
            <text:p>54404.09</text:p>
          </table:table-cell>
          <table:table-cell office:value-type="float" office:value="27" calcext:value-type="float">
            <text:p>2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0])" office:value-type="string" office:string-value="0000000000000000000003803" calcext:value-type="string">
            <text:p>00000000000000000000038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PRESTACIONES SOCIALES DICIEMBRE DIARIA 2014</text:p>
          </table:table-cell>
          <table:table-cell office:value-type="string" calcext:value-type="string">
            <text:p>3803</text:p>
          </table:table-cell>
          <table:table-cell table:style-name="Default" office:value-type="float" office:value="799716.41" calcext:value-type="float">
            <text:p>799716.41</text:p>
          </table:table-cell>
          <table:table-cell office:value-type="float" office:value="28" calcext:value-type="float">
            <text:p>2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1])" office:value-type="string" office:string-value="0000000000000000000003901" calcext:value-type="string">
            <text:p>00000000000000000000039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PRESTACIONES SOCIALES DICIEMBRE DIARIA 2014</text:p>
          </table:table-cell>
          <table:table-cell office:value-type="string" calcext:value-type="string">
            <text:p>3901</text:p>
          </table:table-cell>
          <table:table-cell table:style-name="Default" office:value-type="float" office:value="28859.59" calcext:value-type="float">
            <text:p>28859.59</text:p>
          </table:table-cell>
          <table:table-cell office:value-type="float" office:value="29" calcext:value-type="float">
            <text:p>2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2])" office:value-type="string" office:string-value="0000000000000000000003902" calcext:value-type="string">
            <text:p>00000000000000000000039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PRESTACIONES SOCIALES DICIEMBRE DIARIA 2014</text:p>
          </table:table-cell>
          <table:table-cell office:value-type="string" calcext:value-type="string">
            <text:p>3902</text:p>
          </table:table-cell>
          <table:table-cell table:style-name="Default" office:value-type="float" office:value="8596.72" calcext:value-type="float">
            <text:p>8596.72</text:p>
          </table:table-cell>
          <table:table-cell office:value-type="float" office:value="30" calcext:value-type="float">
            <text:p>3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3])" office:value-type="string" office:string-value="0000000000000000000004001" calcext:value-type="string">
            <text:p>00000000000000000000040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PRESTACIONES SOCIALES DICIEMBRE DIARIA 2014</text:p>
          </table:table-cell>
          <table:table-cell office:value-type="string" calcext:value-type="string">
            <text:p>4001</text:p>
          </table:table-cell>
          <table:table-cell table:style-name="Default" office:value-type="float" office:value="5758.8" calcext:value-type="float">
            <text:p>5758.8</text:p>
          </table:table-cell>
          <table:table-cell office:value-type="float" office:value="31" calcext:value-type="float">
            <text:p>3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4])" office:value-type="string" office:string-value="0000000000000000000004002" calcext:value-type="string">
            <text:p>00000000000000000000040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PRESTACIONES SOCIALES DICIEMBRE DIARIA 2014</text:p>
          </table:table-cell>
          <table:table-cell office:value-type="string" calcext:value-type="string">
            <text:p>4002</text:p>
          </table:table-cell>
          <table:table-cell table:style-name="Default" office:value-type="float" office:value="28720.68" calcext:value-type="float">
            <text:p>28720.68</text:p>
          </table:table-cell>
          <table:table-cell office:value-type="float" office:value="32" calcext:value-type="float">
            <text:p>3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5])" office:value-type="string" office:string-value="0000000000000000000004101" calcext:value-type="string">
            <text:p>00000000000000000000041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PRESTACIONES SOCIALES DICIEMBRE DIARIA 2014</text:p>
          </table:table-cell>
          <table:table-cell office:value-type="string" calcext:value-type="string">
            <text:p>4101</text:p>
          </table:table-cell>
          <table:table-cell table:style-name="Default" office:value-type="float" office:value="20568.95" calcext:value-type="float">
            <text:p>20568.95</text:p>
          </table:table-cell>
          <table:table-cell office:value-type="float" office:value="33" calcext:value-type="float">
            <text:p>3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6])" office:value-type="string" office:string-value="0000000000000000000004102" calcext:value-type="string">
            <text:p>00000000000000000000041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PRESTACIONES SOCIALES DICIEMBRE DIARIA 2014</text:p>
          </table:table-cell>
          <table:table-cell office:value-type="string" calcext:value-type="string">
            <text:p>4102</text:p>
          </table:table-cell>
          <table:table-cell table:style-name="Default" office:value-type="float" office:value="28115.68" calcext:value-type="float">
            <text:p>28115.68</text:p>
          </table:table-cell>
          <table:table-cell office:value-type="float" office:value="34" calcext:value-type="float">
            <text:p>3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7])" office:value-type="string" office:string-value="0000000000000000000004103" calcext:value-type="string">
            <text:p>00000000000000000000041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PRESTACIONES SOCIALES DICIEMBRE DIARIA 2014</text:p>
          </table:table-cell>
          <table:table-cell office:value-type="string" calcext:value-type="string">
            <text:p>4103</text:p>
          </table:table-cell>
          <table:table-cell table:style-name="Default" office:value-type="float" office:value="18297.52" calcext:value-type="float">
            <text:p>18297.52</text:p>
          </table:table-cell>
          <table:table-cell office:value-type="float" office:value="35" calcext:value-type="float">
            <text:p>3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8])" office:value-type="string" office:string-value="0000000000000000000004201" calcext:value-type="string">
            <text:p>0000000000000000000004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PRESTACIONES SOCIALES DICIEMBRE DIARIA 2014</text:p>
          </table:table-cell>
          <table:table-cell office:value-type="string" calcext:value-type="string">
            <text:p>4201</text:p>
          </table:table-cell>
          <table:table-cell table:style-name="Default" office:value-type="float" office:value="103111.46" calcext:value-type="float">
            <text:p>103111.46</text:p>
          </table:table-cell>
          <table:table-cell office:value-type="float" office:value="36" calcext:value-type="float">
            <text:p>3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9])" office:value-type="string" office:string-value="0000000000000000000004202" calcext:value-type="string">
            <text:p>00000000000000000000042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PRESTACIONES SOCIALES DICIEMBRE DIARIA 2014</text:p>
          </table:table-cell>
          <table:table-cell office:value-type="string" calcext:value-type="string">
            <text:p>4202</text:p>
          </table:table-cell>
          <table:table-cell table:style-name="Default" office:value-type="float" office:value="55127.13" calcext:value-type="float">
            <text:p>55127.13</text:p>
          </table:table-cell>
          <table:table-cell office:value-type="float" office:value="37" calcext:value-type="float">
            <text:p>3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0])" office:value-type="string" office:string-value="0000000000000000000004203" calcext:value-type="string">
            <text:p>00000000000000000000042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PRESTACIONES SOCIALES DICIEMBRE DIARIA 2014</text:p>
          </table:table-cell>
          <table:table-cell office:value-type="string" calcext:value-type="string">
            <text:p>4203</text:p>
          </table:table-cell>
          <table:table-cell table:style-name="Default" office:value-type="float" office:value="443270.32" calcext:value-type="float">
            <text:p>443270.32</text:p>
          </table:table-cell>
          <table:table-cell office:value-type="float" office:value="38" calcext:value-type="float">
            <text:p>3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1])" office:value-type="string" office:string-value="0000000000000000000004300" calcext:value-type="string">
            <text:p>00000000000000000000043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PRESTACIONES SOCIALES DICIEMBRE DIARIA 2014</text:p>
          </table:table-cell>
          <table:table-cell office:value-type="string" calcext:value-type="string">
            <text:p>4300</text:p>
          </table:table-cell>
          <table:table-cell table:style-name="Default" office:value-type="float" office:value="131129.53" calcext:value-type="float">
            <text:p>131129.53</text:p>
          </table:table-cell>
          <table:table-cell office:value-type="float" office:value="39" calcext:value-type="float">
            <text:p>3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2])" office:value-type="string" office:string-value="0000000000000000000004400" calcext:value-type="string">
            <text:p>00000000000000000000044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PRESTACIONES SOCIALES DICIEMBRE DIARIA 2014</text:p>
          </table:table-cell>
          <table:table-cell office:value-type="string" calcext:value-type="string">
            <text:p>4400</text:p>
          </table:table-cell>
          <table:table-cell table:style-name="Default" office:value-type="float" office:value="799.12" calcext:value-type="float">
            <text:p>799.12</text:p>
          </table:table-cell>
          <table:table-cell office:value-type="float" office:value="40" calcext:value-type="float">
            <text:p>4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3])" office:value-type="string" office:string-value="0000000000000000000004502" calcext:value-type="string">
            <text:p>00000000000000000000045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PRESTACIONES SOCIALES DICIEMBRE DIARIA 2014</text:p>
          </table:table-cell>
          <table:table-cell office:value-type="string" calcext:value-type="string">
            <text:p>4502</text:p>
          </table:table-cell>
          <table:table-cell table:style-name="Default" office:value-type="float" office:value="31847.59" calcext:value-type="float">
            <text:p>31847.59</text:p>
          </table:table-cell>
          <table:table-cell office:value-type="float" office:value="41" calcext:value-type="float">
            <text:p>4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4])" office:value-type="string" office:string-value="0000000000000000000004503" calcext:value-type="string">
            <text:p>00000000000000000000045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PRESTACIONES SOCIALES DICIEMBRE DIARIA 2014</text:p>
          </table:table-cell>
          <table:table-cell office:value-type="string" calcext:value-type="string">
            <text:p>4503</text:p>
          </table:table-cell>
          <table:table-cell table:style-name="Default" office:value-type="float" office:value="38650.95" calcext:value-type="float">
            <text:p>38650.95</text:p>
          </table:table-cell>
          <table:table-cell office:value-type="float" office:value="42" calcext:value-type="float">
            <text:p>4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5])" office:value-type="string" office:string-value="0000000000000000000004504" calcext:value-type="string">
            <text:p>00000000000000000000045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PRESTACIONES SOCIALES DICIEMBRE DIARIA 2014</text:p>
          </table:table-cell>
          <table:table-cell office:value-type="string" calcext:value-type="string">
            <text:p>4504</text:p>
          </table:table-cell>
          <table:table-cell table:style-name="Default" office:value-type="float" office:value="3799.65" calcext:value-type="float">
            <text:p>3799.65</text:p>
          </table:table-cell>
          <table:table-cell office:value-type="float" office:value="43" calcext:value-type="float">
            <text:p>4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6])" office:value-type="string" office:string-value="0000000000000000000004505" calcext:value-type="string">
            <text:p>00000000000000000000045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PRESTACIONES SOCIALES DICIEMBRE DIARIA 2014</text:p>
          </table:table-cell>
          <table:table-cell office:value-type="string" calcext:value-type="string">
            <text:p>4505</text:p>
          </table:table-cell>
          <table:table-cell table:style-name="Default" office:value-type="float" office:value="175653.34" calcext:value-type="float">
            <text:p>175653.34</text:p>
          </table:table-cell>
          <table:table-cell office:value-type="float" office:value="44" calcext:value-type="float">
            <text:p>4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7])" office:value-type="string" office:string-value="0000000000000000000004506" calcext:value-type="string">
            <text:p>00000000000000000000045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PRESTACIONES SOCIALES DICIEMBRE DIARIA 2014</text:p>
          </table:table-cell>
          <table:table-cell office:value-type="string" calcext:value-type="string">
            <text:p>4506</text:p>
          </table:table-cell>
          <table:table-cell table:style-name="Default" office:value-type="float" office:value="13989.62" calcext:value-type="float">
            <text:p>13989.62</text:p>
          </table:table-cell>
          <table:table-cell office:value-type="float" office:value="45" calcext:value-type="float">
            <text:p>4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8])" office:value-type="string" office:string-value="0000000000000000000004507" calcext:value-type="string">
            <text:p>0000000000000000000004507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PRESTACIONES SOCIALES DICIEMBRE DIARIA 2014</text:p>
          </table:table-cell>
          <table:table-cell office:value-type="string" calcext:value-type="string">
            <text:p>4507</text:p>
          </table:table-cell>
          <table:table-cell table:style-name="Default" office:value-type="float" office:value="49526.09" calcext:value-type="float">
            <text:p>49526.09</text:p>
          </table:table-cell>
          <table:table-cell office:value-type="float" office:value="46" calcext:value-type="float">
            <text:p>4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9])" office:value-type="string" office:string-value="0000000000000000000004508" calcext:value-type="string">
            <text:p>0000000000000000000004508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PRESTACIONES SOCIALES DICIEMBRE DIARIA 2014</text:p>
          </table:table-cell>
          <table:table-cell office:value-type="string" calcext:value-type="string">
            <text:p>4508</text:p>
          </table:table-cell>
          <table:table-cell table:style-name="Default" office:value-type="float" office:value="135169.5" calcext:value-type="float">
            <text:p>135169.5</text:p>
          </table:table-cell>
          <table:table-cell office:value-type="float" office:value="47" calcext:value-type="float">
            <text:p>4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0])" office:value-type="string" office:string-value="0000000000000000000004601" calcext:value-type="string">
            <text:p>00000000000000000000046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PRESTACIONES SOCIALES DICIEMBRE DIARIA 2014</text:p>
          </table:table-cell>
          <table:table-cell office:value-type="string" calcext:value-type="string">
            <text:p>4601</text:p>
          </table:table-cell>
          <table:table-cell table:style-name="Default" office:value-type="float" office:value="16747.32" calcext:value-type="float">
            <text:p>16747.32</text:p>
          </table:table-cell>
          <table:table-cell office:value-type="float" office:value="48" calcext:value-type="float">
            <text:p>4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1])" office:value-type="string" office:string-value="0000000000000000000004602" calcext:value-type="string">
            <text:p>00000000000000000000046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PRESTACIONES SOCIALES DICIEMBRE DIARIA 2014</text:p>
          </table:table-cell>
          <table:table-cell office:value-type="string" calcext:value-type="string">
            <text:p>4602</text:p>
          </table:table-cell>
          <table:table-cell table:style-name="Default" office:value-type="float" office:value="12930.66" calcext:value-type="float">
            <text:p>12930.66</text:p>
          </table:table-cell>
          <table:table-cell office:value-type="float" office:value="49" calcext:value-type="float">
            <text:p>4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2])" office:value-type="string" office:string-value="0000000000000000000004700" calcext:value-type="string">
            <text:p>00000000000000000000047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PRESTACIONES SOCIALES DICIEMBRE DIARIA 2014</text:p>
          </table:table-cell>
          <table:table-cell office:value-type="string" calcext:value-type="string">
            <text:p>4700</text:p>
          </table:table-cell>
          <table:table-cell table:style-name="Default" office:value-type="float" office:value="9398.63" calcext:value-type="float">
            <text:p>9398.63</text:p>
          </table:table-cell>
          <table:table-cell office:value-type="float" office:value="50" calcext:value-type="float">
            <text:p>50</text:p>
          </table:table-cell>
          <table:table-cell table:style-name="ce2"/>
        </table:table-row>
        <table:table-row table:style-name="ro1" table:number-rows-repeated="77">
          <table:table-cell table:number-columns-repeated="3"/>
          <table:table-cell table:style-name="ce3"/>
          <table:table-cell table:number-columns-repeated="15"/>
          <table:table-cell table:style-name="Default"/>
          <table:table-cell/>
          <table:table-cell table:style-name="ce2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5"/>
          <table:table-cell table:style-name="ce5"/>
          <table:table-cell/>
          <table:table-cell table:style-name="ce2"/>
        </table:table-row>
        <table:table-row table:style-name="ro1">
          <table:table-cell table:number-columns-repeated="3"/>
          <table:table-cell table:style-name="ce3"/>
          <table:table-cell table:number-columns-repeated="17"/>
          <table:table-cell table:style-name="ce2"/>
        </table:table-row>
        <table:table-row table:style-name="ro1" table:number-rows-repeated="1048443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Hoja2" table:style-name="ta1">
        <table:table-column table:style-name="co17" table:number-columns-repeated="2" table:default-cell-style-name="Default"/>
        <table:table-column table:style-name="co18" table:default-cell-style-name="Default"/>
        <table:table-column table:style-name="co17" table:number-columns-repeated="2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7" table:number-columns-repeated="11" table:default-cell-style-name="Default"/>
        <table:table-row table:style-name="ro1">
          <table:table-cell table:style-name="ce1" office:value-type="string" calcext:value-type="string">
            <text:p>SIGESP_CMP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comp</text:p>
          </table:table-cell>
          <table:table-cell office:value-type="string" calcext:value-type="string">
            <text:p>tipo_destino</text:p>
          </table:table-cell>
          <table:table-cell office:value-type="string" calcext:value-type="string">
            <text:p>cod_pro</text:p>
          </table:table-cell>
          <table:table-cell office:value-type="string" calcext:value-type="string">
            <text:p>ced_be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polcon</text:p>
          </table:table-cell>
          <table:table-cell office:value-type="string" calcext:value-type="string">
            <text:p>esttrfcmp</text:p>
          </table:table-cell>
          <table:table-cell office:value-type="string" calcext:value-type="string">
            <text:p>estrenf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codusu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table:formula="of:=[Hoja1.C3]" office:value-type="float" office:value="0" calcext:value-type="float">
            <text:p>0</text:p>
          </table:table-cell>
          <table:table-cell table:formula="of:=[Hoja1.D3]" office:value-type="string" office:string-value="2014-12-31" calcext:value-type="string">
            <text:p>2014-12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[Hoja1.R3]" office:value-type="string" office:string-value="PROVISION PRESTACIONES SOCIALES DICIEMBRE DIARIA 2014" calcext:value-type="string">
            <text:p>PROVISION PRESTACIONES SOCIALES DICIEMBRE DIARIA 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---------</text:p>
          </table:table-cell>
          <table:table-cell table:style-name="ce5" office:value-type="float" office:value="0" calcext:value-type="float">
            <text:p>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0','2014-12-31','---','-------------------------','PROVISION PRESTACIONES SOCIALES DICIEMBRE DIARIA 2014',1,'-','----------','----------',0,0,0,0,'--','SIGESP');" calcext:value-type="string">
            <text:p>INSERT INTO sigesp_cmp VALUES('0001','SCGCMP','0','2014-12-31','---','-------------------------','PROVISION PRESTACIONES SOCIALES DICIEMBRE DIARIA 2014',1,'-','----------','----------',0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3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5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6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29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29P0"/>
    </number:currency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">
      <number:text>(</number:text>
      <number:number number:decimal-places="2" number:min-integer-digits="1" number:grouping="true"/>
      <number:text>)</number:text>
      <style:map style:condition="value()&gt;=0" style:apply-style-name="N13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00/00/0000</text:date>, <text:time style:data-style-name="N2" text:time-value="0000-00-00T15:44:08.63185439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03-17T16:08:36.148263510</dc:date>
    <dc:creator>Juan Plablo</dc:creator>
    <meta:editing-duration>PT4H19M12S</meta:editing-duration>
    <meta:editing-cycles>30</meta:editing-cycles>
    <meta:generator>LibreOffice/4.1.4.2$Linux_X86_64 LibreOffice_project/410m0$Build-2</meta:generator>
    <meta:document-statistic meta:table-count="2" meta:cell-count="810" meta:object-count="0"/>
  </office:meta>
</office:document-meta>
</file>